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color="#ff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ntent">
        <text:section text:style-name="Sect1" text:name="posts">
          <text:h text:style-name="Heading_20_1" text:outline-level="1">redis持久化——RDB、AOF </text:h>
          <text:p text:style-name="Text_20_body">发表于   |   分类于 <text:a xlink:type="simple" xlink:href="http://lanjingling.github.io/categories/redis/">redis </text:a>  |   <text:a xlink:type="simple" xlink:href="http://lanjingling.github.io/2015/11/16/redis-chijiuhua/#comments">暂无评论 </text:a></text:p>
          <text:p text:style-name="Text_20_body">redis支持两种持久化方案：RDB和AOF。</text:p>
          <text:h text:style-name="Heading_20_2" text:outline-level="2"><text:bookmark text:name="RDB"/>RDB</text:h>
          <text:p text:style-name="Text_20_body">RDB持久化是redis默认的，用来生成某一个时间点的数据快照；RDB是一个经过压缩的二进制文件，采用RDB持久化时服务器只会保存一个RDB文件（维护比较简单）；</text:p>
          <text:list xml:id="list7238168613955173763" text:style-name="L1">
            <text:list-item>
              <text:p text:style-name="P11">每次进行RDB持久化时，redis都是将内存中完成的数据写到文件中，<text:span text:style-name="Emphasis">不是增量的持久化（写脏数据）</text:span>； </text:p>
            </text:list-item>
            <text:list-item>
              <text:p text:style-name="P1">写RDB文件时，<text:span text:style-name="Emphasis">先把内存中数据写到临时文件，然后替换原来的RDB文件；</text:span> </text:p>
            </text:list-item>
          </text:list>
          <text:p text:style-name="Text_20_body">1、RDB文件的生成：<text:line-break/>RDB持久化可以手动执行，也可以按照服务器的配置定期执行。<text:line-break/>1）save和bgsave命令：（手动用于生成RDB文件的命令）</text:p>
          <text:list xml:id="list1616692892763187573" text:style-name="L2">
            <text:list-item>
              <text:p text:style-name="P12">save：会阻塞redis服务器进程，直到创建RDB文件完毕为止；（在此期间进程不能处理任何请求） </text:p>
            </text:list-item>
            <text:list-item>
              <text:p text:style-name="P2">bgsave：fork一个子进程来创建RDB文件，父进程可以继续处理命令请求； </text:p>
            </text:list-item>
          </text:list>
          <text:p text:style-name="Text_20_body">2）自动执行：<text:line-break/>redis服务器允许用户通过设置配置文件save选项，让服务器每隔一段时间自动执行一次<text:span text:style-name="Emphasis">bgsave命令</text:span>。如下：配置文件中的save选项<text:line-break/>save 900 1<text:line-break/>save 300 10<text:line-break/>save 60 10000</text:p>
          <text:p text:style-name="Text_20_body">服务器内部维护了一个dirty计数器和lastsave属性：</text:p>
          <text:list xml:id="list6343388651040230117" text:style-name="L3">
            <text:list-item>
              <text:p text:style-name="P13">dirty：记录了距上次成功执行了save或bgsave命令之后，数据库修改的次数（写入、删除、更新等）； </text:p>
            </text:list-item>
            <text:list-item>
              <text:p text:style-name="P3">lastsave：unix时间戳，记录了上一次成功执行save或bgsave命令的时间； </text:p>
            </text:list-item>
          </text:list>
          <text:p text:style-name="Text_20_body">redis服务器的周期性操作函数serverCron默认<text:span text:style-name="T1">每100毫秒执行一次</text:span>，该函数的一个主要作用就是检查save选项所设置的保存条件是否满足，如果满足就执行bgsave命令。检查的过程：根据系统当前时间、dirty和lastsave属性的值来检验保存条件是否满足。</text:p>
          <text:p text:style-name="Text_20_body">补充：</text:p>
          <text:list xml:id="list6396516296840392529" text:style-name="L4">
            <text:list-item>
              <text:p text:style-name="P14">在执行bgsave期间，客户端发送的save、bgsave命令会被服务器拒绝执行（防止产生竞争）； </text:p>
            </text:list-item>
            <text:list-item>
              <text:p text:style-name="P14">如果bgsave在执行，bgrewriteaof命令会被延迟到bgsave执行完毕后再执行； </text:p>
            </text:list-item>
            <text:list-item>
              <text:p text:style-name="P4">如果bgrewriteaof在执行，bgsave命令也会被延迟到bgrewriteaof命令执行完毕后再执行（bgsave和bgrewriteaof都是通过子进程完成的，不存在冲突，主要是考虑性能）； </text:p>
            </text:list-item>
          </text:list>
          <text:p text:style-name="Text_20_body"><text:soft-page-break/>2、RDB文件的载入：</text:p>
          <text:list xml:id="list8221625494875330137" text:style-name="L5">
            <text:list-item>
              <text:p text:style-name="P15">redis并没有专门的命令去载入RDB文件，只有在服务器启动的时候检测到RDB文件存在就会自动执行载入。 </text:p>
            </text:list-item>
            <text:list-item>
              <text:p text:style-name="P15">如果redis启用了AOF持久化功能，那么服务器优先使用AOF文件还原数据。 </text:p>
            </text:list-item>
            <text:list-item>
              <text:p text:style-name="P15">当服务器载入RDB文件时，会一直处于阻塞状态，直到载入完毕为止。 </text:p>
            </text:list-item>
            <text:list-item>
              <text:p text:style-name="P5">载入时RDB文件时,系统会自动检查、如果是过期键不会加载到数据库中。 </text:p>
            </text:list-item>
          </text:list>
          <text:p text:style-name="Text_20_body">3、其他：<text:line-break/>1）redis会根据配置文件中rdbcompression属性决定保存RDB文件时是否进行压缩存储（默认为yes），如果打开了压缩功能，redis会判断字符串长度&gt;=20字节则压缩，否则不压缩存储；<text:line-break/>2）redis自带了RDB文件检查工具redis-check-dump；<text:line-break/>3）使用od命令打印RDB文件：[root@centOS1 dir]# od -oc dump.rdb<text:line-break/>4）RDB文件名通过配置文件dbfilename dump.rdb指定，存放位置通过配置文件dir /var/lib/redis/ 指定；</text:p>
          <text:h text:style-name="Heading_20_2" text:outline-level="2"><text:bookmark text:name="AOF"/>AOF</text:h>
          <text:p text:style-name="Text_20_body">有上面分析可知：RDB方式持久化的颗粒比较大，当服务器宕机时，到上次save或bgsave后的所有数据都会丢失。而AOF的持久化颗粒比较细，当服务器宕机后，只有宕机之前没来得AOF的操作数据会丢失。</text:p>
          <text:p text:style-name="Text_20_body">1、AOF实现：</text:p>
          <text:p text:style-name="Text_20_body">1）AOF持久化是通过保存redis服务器所执行的写命令来记录数据库状态的；被写入AOF文件的所有命令都是以Redis的命令请求协议格式保存的<text:span text:style-name="T1">（Redis的请求协议是纯文本的）</text:span>。服务器在启动时，通过载入AOF文件、并执行其中的命令来还原服务器状态。</text:p>
          <text:p text:style-name="Text_20_body">2）AOF文件名通过配置文件appendfilename appendonly.aof 指定，存放位置通过配置文件dir /var/lib/redis/ 指定；</text:p>
          <text:p text:style-name="Text_20_body">3）AOF步骤：</text:p>
          <text:list xml:id="list5691273108298057308" text:style-name="L6">
            <text:list-item>
              <text:p text:style-name="P16">命令追加：服务器在执行玩一个写命令后，会以协议的格式把其追加到<text:span text:style-name="T1">aof_buf缓冲区末尾；</text:span> </text:p>
            </text:list-item>
            <text:list-item>
              <text:p text:style-name="P16">文件写入：redis服务器进程就是一个事件循环，在每次事件循环结束，会根据配置文件中的appednfsync属性值决定是否将aof_buf中的数据写入到AOF文件中； </text:p>
            </text:list-item>
            <text:list-item>
              <text:p text:style-name="P6">文件同步：将内存缓冲区的数据写到磁盘；（由于OS的特性导致） </text:p>
            </text:list-item>
          </text:list>
          <text:p text:style-name="Text_20_body">补充：</text:p>
          <text:p text:style-name="Quotations">为了提高文件写入效率，现代OS中通常会把写入数据暂时保存在一个内存的缓冲区里面，等到缓冲区满或超时，一次性把其中的内容再写到磁盘。</text:p>
          <text:p text:style-name="Text_20_body">4）appendfsync选项：</text:p>
          <text:list xml:id="list8408994482432553977" text:style-name="L7">
            <text:list-item>
              <text:p text:style-name="P17">always：将aof_buf中所有内容写入、同步到AOF文件； </text:p>
            </text:list-item>
            <text:list-item>
              <text:p text:style-name="P17">everysec：将aof_buf中所有内容写到AOF文件，如果上次同步AOF文件时间距当前时间超过1s，那么对AOF文件同步；（由专门线程负责） </text:p>
            </text:list-item>
            <text:list-item>
              <text:p text:style-name="P7">no：将aof_buf中所有内容写入AOF文件，合适同步根据操作系统决定； </text:p>
            </text:list-item>
          </text:list>
          <text:p text:style-name="Text_20_body"><text:soft-page-break/>5）AOF持久化效率和安全性：（appendfsync选项控制）<text:line-break/>always每次都要写入、同步，所以其安全性最高，效率是最慢的；everysec效率也足够快，也安全性也可以得到保证；no效率最高，但安全性比较差。</text:p>
          <text:p text:style-name="Text_20_body">2、AOF文件载入：<text:line-break/>AOF文件中记录了数据库中所有写操作的命令，所以服务器只需要重新执行一遍AOF文件中的命令即可恢复服务器关闭之前的状态。步骤如下：</text:p>
          <text:list xml:id="list1972638041419771109" text:style-name="L8">
            <text:list-item>
              <text:p text:style-name="P18">创建一个不带网络连接的伪客户端； </text:p>
            </text:list-item>
            <text:list-item>
              <text:p text:style-name="P18">从AOF文件中分析并读取一条写命令； </text:p>
            </text:list-item>
            <text:list-item>
              <text:p text:style-name="P8">使用伪客户端执行被读出的写命令； </text:p>
            </text:list-item>
          </text:list>
          <text:p text:style-name="Text_20_body">3、AOF重写：<text:line-break/>由于AOF记录了数据库的所有写命令，所以随着服务器的运行，AOF文件中内容会越来越大。实际上，对于一个键值，由于多次的修改，会产生很多写命令；中间的一些写操作可以直接省去，直接把最终的键值信息记录到AOF文件中即可，从而减小AOF文件大小。</text:p>
          <text:p text:style-name="Text_20_body">1）AOF重写：<text:line-break/>为了解决AOF文件体积膨胀问题，redis服务器使用了AOF重写功能：创建一个新的AOF文件来代替现有的AOF文件，新旧两个AOF文件所保存的数据库状态相同，但新AOF文件不会包含任何浪费空间的冗余命令，所以新AOF文件体积会比旧AOF文件体积小很多。</text:p>
          <text:p text:style-name="Text_20_body">2）原理：<text:line-break/>AOF文件重写并<text:span text:style-name="T1">不需要对现有AOF文件进行任何读取</text:span>、分析或者写入操作，这个功能是通过读取服务器当前的数据库状态来实现的。首先，从数据库中读取键现在的值，然后使用一条命令去记录键值对，代替之前记录这个键值对的多条命令，这就是AOF重写的原理。</text:p>
          <text:p text:style-name="Text_20_body">注：</text:p>
          <text:p text:style-name="Quotations">为了避免在执行命令时造成客户端缓冲区溢出，重写程序在处理集合、链表等发现带有多个元素时，会检查元素数量是否超过redis默认的64，如果超过了，redis会使用多个命令代替这一条命令。</text:p>
          <text:p text:style-name="Text_20_body">3）bgrewriteaof命令、AOF重写缓冲区：<text:line-break/>由于redis是单进程的，为了不在进行重写时阻塞服务，redis使用了子进程的方式进行AOF重写。——bgrewriteaof</text:p>
          <text:p text:style-name="Text_20_body">在使用子进程进程AOF重写时会产生另一个问题：子进程在AOF重写时，服务器主进程还在继续处理命令请求，而新的命令可能会对现有数据库状态进行 修改，而从使得服务器当前状态和重写后的AOF文件所保存的服务器状态不一致。为了解决这个问题，redis引入了AOF重写缓冲区。</text:p>
          <text:p text:style-name="Text_20_body"><text:span text:style-name="T1">AOF重写缓冲区是在服务器创建子进程之后开始使用：</text:span> </text:p>
          <text:list xml:id="list4577400169466672083" text:style-name="L9">
            <text:list-item>
              <text:p text:style-name="P19">执行客户端命令； </text:p>
            </text:list-item>
            <text:list-item>
              <text:p text:style-name="P19">将执行后的写命令追加到aof_buf（AOF缓冲区）； </text:p>
            </text:list-item>
            <text:list-item>
              <text:p text:style-name="P9">将执行后的写命令追加到AOF重写缓冲区； </text:p>
            </text:list-item>
          </text:list>
          <text:p text:style-name="Text_20_body">aof_buf（AOF缓冲区）会定期被写入、同步到AOF文件；而在AOF重写期间新的命令会写到AOF重写缓冲区。当AOF重写完成后，会向父进程发送一个信号，父进程收到信号后会<text:span text:style-name="T1">阻塞当前服务</text:span>，进行<text:soft-page-break/>如下操作：</text:p>
          <text:list xml:id="list8587439528912813777" text:style-name="L10">
            <text:list-item>
              <text:p text:style-name="P20">将AOF重写缓冲区中的写命令写入到新的AOF文件；（保证了新AOF文件数据库状态和当前数据库状态的一致） </text:p>
            </text:list-item>
            <text:list-item>
              <text:p text:style-name="P10">对新的AOF文件重命名、原子的覆盖旧的AOF； </text:p>
            </text:list-item>
          </text:list>
          <text:p text:style-name="Text_20_body">注：</text:p>
          <text:p text:style-name="Quotations">整个AOF重写中，只有信号处理是阻塞的；当信号处理完毕后父进程就可以接收命令请求了。</text:p>
          <text:p text:style-name="Text_20_body">4、如果redis开始基于rdb进行的持久化，之后通过appendonly yes 打开了aof，这时重新启动redis后会根据aof进行载入，所以原来所有的数据无法加载到数据库中。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文泉驿点阵正黑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文泉驿点阵正黑" style:font-family-asian="文泉驿点阵正黑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08:14.547750381</meta:creation-date>
    <dc:date>2016-11-26T23:09:11.435010483</dc:date>
    <meta:editing-duration>P0D</meta:editing-duration>
    <meta:editing-cycles>1</meta:editing-cycles>
    <meta:document-statistic meta:table-count="0" meta:image-count="0" meta:object-count="0" meta:page-count="4" meta:paragraph-count="62" meta:word-count="2659" meta:character-count="3494" meta:non-whitespace-character-count="3415"/>
    <meta:generator>LibreOffice/4.2.8.2$Linux_X86_64 LibreOffice_project/420$Build-2</meta:generator>
  </office:meta>
</office:document-meta>
</file>